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24pt" style:font-size-asian="24pt" style:font-size-complex="24pt" fo:language="fr" fo:country="CA"/>
    </style:style>
    <style:style style:name="P2" style:parent-style-name="Standard" style:family="paragraph">
      <style:text-properties fo:language="fr" fo:country="CA"/>
    </style:style>
    <style:style style:name="P3" style:parent-style-name="Standard" style:family="paragraph">
      <style:text-properties fo:language="fr" fo:country="CA"/>
    </style:style>
    <style:style style:name="P4" style:parent-style-name="Standard" style:family="paragraph">
      <style:text-properties fo:language="fr" fo:country="CA"/>
    </style:style>
    <style:style style:name="P5" style:parent-style-name="Standard" style:family="paragraph">
      <style:text-properties fo:language="fr" fo:country="CA"/>
    </style:style>
    <style:style style:name="P6" style:parent-style-name="Standard" style:family="paragraph">
      <style:text-properties fo:language="fr" fo:country="CA"/>
    </style:style>
    <style:style style:name="P7" style:parent-style-name="Standard" style:family="paragraph">
      <style:text-properties fo:language="fr" fo:country="CA"/>
    </style:style>
    <style:style style:name="P8" style:parent-style-name="Standard" style:family="paragraph">
      <style:text-properties fo:language="fr" fo:country="CA"/>
    </style:style>
    <style:style style:name="P9" style:parent-style-name="Standard" style:family="paragraph">
      <style:text-properties fo:language="fr" fo:country="CA"/>
    </style:style>
    <style:style style:name="P10" style:parent-style-name="Standard" style:family="paragraph">
      <style:text-properties fo:language="fr" fo:country="CA"/>
    </style:style>
    <style:style style:name="P11" style:parent-style-name="Standard" style:family="paragraph">
      <style:text-properties fo:language="fr" fo:country="CA"/>
    </style:style>
    <style:style style:name="P12" style:parent-style-name="Standard" style:family="paragraph">
      <style:text-properties fo:language="fr" fo:country="CA"/>
    </style:style>
    <style:style style:name="P13" style:parent-style-name="Standard" style:family="paragraph">
      <style:text-properties fo:language="fr" fo:country="CA"/>
    </style:style>
    <style:style style:name="P14" style:parent-style-name="Standard" style:family="paragraph">
      <style:text-properties fo:language="fr" fo:country="CA"/>
    </style:style>
    <style:style style:name="P15" style:parent-style-name="Standard" style:family="paragraph">
      <style:text-properties fo:language="fr" fo:country="CA"/>
    </style:style>
    <style:style style:name="P16" style:parent-style-name="Standard" style:family="paragraph">
      <style:text-properties fo:language="fr" fo:country="CA"/>
    </style:style>
    <style:style style:name="P17" style:parent-style-name="Standard" style:family="paragraph">
      <style:text-properties fo:language="fr" fo:country="CA"/>
    </style:style>
    <style:style style:name="P18" style:parent-style-name="Standard" style:family="paragraph">
      <style:text-properties fo:language="fr" fo:country="CA"/>
    </style:style>
    <style:style style:name="P19" style:parent-style-name="Standard" style:family="paragraph">
      <style:text-properties fo:language="fr" fo:country="CA"/>
    </style:style>
    <style:style style:name="P20" style:parent-style-name="Standard" style:family="paragraph">
      <style:text-properties fo:language="fr" fo:country="CA"/>
    </style:style>
    <style:style style:name="P21" style:parent-style-name="Standard" style:family="paragraph">
      <style:text-properties fo:language="fr" fo:country="CA"/>
    </style:style>
    <style:style style:name="P22" style:parent-style-name="Standard" style:family="paragraph">
      <style:text-properties fo:language="fr" fo:country="CA"/>
    </style:style>
    <style:style style:name="P23" style:parent-style-name="Standard" style:family="paragraph">
      <style:text-properties fo:language="fr" fo:country="CA"/>
    </style:style>
    <style:style style:name="P24" style:parent-style-name="Standard" style:family="paragraph">
      <style:text-properties fo:language="fr" fo:country="CA"/>
    </style:style>
    <style:style style:name="P25" style:parent-style-name="Standard" style:family="paragraph">
      <style:text-properties fo:language="fr" fo:country="CA"/>
    </style:style>
    <style:style style:name="P26" style:parent-style-name="Standard" style:family="paragraph">
      <style:text-properties fo:language="fr" fo:country="CA"/>
    </style:style>
    <style:style style:name="P27" style:parent-style-name="Standard" style:family="paragraph">
      <style:text-properties fo:language="fr" fo:country="CA"/>
    </style:style>
    <style:style style:name="P28" style:parent-style-name="Standard" style:family="paragraph">
      <style:text-properties fo:language="fr" fo:country="CA"/>
    </style:style>
    <style:style style:name="P29" style:parent-style-name="Standard" style:family="paragraph">
      <style:text-properties fo:language="fr" fo:country="CA"/>
    </style:style>
    <style:style style:name="P30" style:parent-style-name="Standard" style:family="paragraph">
      <style:text-properties fo:language="fr" fo:country="CA"/>
    </style:style>
    <style:style style:name="P31" style:parent-style-name="Standard" style:family="paragraph">
      <style:text-properties fo:language="fr" fo:country="CA"/>
    </style:style>
    <style:style style:name="P32" style:parent-style-name="Standard" style:family="paragraph">
      <style:text-properties fo:language="fr" fo:country="CA"/>
    </style:style>
    <style:style style:name="P33" style:parent-style-name="Standard" style:family="paragraph">
      <style:text-properties fo:language="fr" fo:country="CA"/>
    </style:style>
    <style:style style:name="P34" style:parent-style-name="Standard" style:family="paragraph">
      <style:text-properties fo:language="fr" fo:country="CA"/>
    </style:style>
    <style:style style:name="P35" style:parent-style-name="Standard" style:family="paragraph">
      <style:text-properties fo:language="fr" fo:country="CA"/>
    </style:style>
    <style:style style:name="P36" style:parent-style-name="Standard" style:family="paragraph">
      <style:text-properties fo:language="fr" fo:country="CA"/>
    </style:style>
    <style:style style:name="P37" style:parent-style-name="Standard" style:family="paragraph">
      <style:text-properties fo:language="fr" fo:country="CA"/>
    </style:style>
    <style:style style:name="T38" style:parent-style-name="Policepardéfaut" style:family="text">
      <style:text-properties fo:font-weight="bold" style:font-weight-asian="bold" style:font-weight-complex="bold"/>
    </style:style>
    <style:style style:name="P39"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40" style:parent-style-name="Normal" style:list-style-name="LFO1"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41" style:parent-style-name="Normal" style:list-style-name="LFO1"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42" style:parent-style-name="Normal" style:list-style-name="LFO1"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43" style:parent-style-name="Normal" style:list-style-name="LFO1"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44" style:parent-style-name="Normal" style:list-style-name="LFO1"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45" style:parent-style-name="Normal" style:list-style-name="LFO1"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46"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47" style:parent-style-name="Normal" style:list-style-name="LFO2"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48" style:parent-style-name="Normal" style:list-style-name="LFO2"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49" style:parent-style-name="Normal" style:list-style-name="LFO2"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50" style:parent-style-name="Normal" style:list-style-name="LFO2"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51" style:parent-style-name="Normal" style:list-style-name="LFO2"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52" style:parent-style-name="Normal" style:list-style-name="LFO2"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53"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54" style:parent-style-name="Normal" style:list-style-name="LFO3"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55" style:parent-style-name="Normal" style:list-style-name="LFO3"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56" style:parent-style-name="Normal" style:list-style-name="LFO3"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57" style:parent-style-name="Normal" style:list-style-name="LFO3"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58" style:parent-style-name="Normal" style:list-style-name="LFO3"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59" style:parent-style-name="Normal" style:list-style-name="LFO3" style:family="paragraph">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P60" style:parent-style-name="Standard" style:family="paragraph">
      <style:text-properties fo:language="fr" fo:country="CA"/>
    </style:style>
  </office:automatic-styles>
  <office:body>
    <office:text text:use-soft-page-breaks="true">
      <text:p text:style-name="P1">Notes de cours<text:s/>2</text:p>
      <text:p text:style-name="P2">Figure de la sorciere</text:p>
      <text:p text:style-name="P3">------------------------</text:p>
      <text:p text:style-name="P4">Histoire de repression – Probleme de representation banalisation</text:p>
      <text:p text:style-name="P5"/>
      <text:p text:style-name="P6">Methodologie</text:p>
      <text:p text:style-name="P7">-----------------</text:p>
      <text:p text:style-name="P8">Experience ?</text:p>
      <text:p text:style-name="P9">- Voir</text:p>
      <text:p text:style-name="P10">- Vivre</text:p>
      <text:p text:style-name="P11">- Ressentir</text:p>
      <text:p text:style-name="P12">- &gt; Sensibiliter</text:p>
      <text:p text:style-name="P13"/>
      <text:p text:style-name="P14">Connaitre critique -&gt; valorisation de la pensee abstraite</text:p>
      <text:p text:style-name="P15"/>
      <text:p text:style-name="P16">Comment ?</text:p>
      <text:p text:style-name="P17"/>
      <text:p text:style-name="P18">Rationnalite</text:p>
      <text:p text:style-name="P19"/>
      <text:p text:style-name="P20">La representation : facon de montrer</text:p>
      <text:p text:style-name="P21">- Art</text:p>
      <text:p text:style-name="P22">- Language</text:p>
      <text:p text:style-name="P23">- Communication</text:p>
      <text:p text:style-name="P24">- Symbole</text:p>
      <text:p text:style-name="P25">- Mentale</text:p>
      <text:p text:style-name="P26">- Images</text:p>
      <text:p text:style-name="P27"/>
      <text:p text:style-name="P28">L’image de la sorciere est subjective<text:line-break/></text:p>
      <text:p text:style-name="P29"/>
      <text:p text:style-name="P30">La signification -&gt; sens – definitions ( abstraits )</text:p>
      <text:p text:style-name="P31"/>
      <text:p text:style-name="P32">L’interpretation est beaucoup plus basee sur la subjectivite que l objectivitie</text:p>
      <text:p text:style-name="P33"/>
      <text:p text:style-name="P34"/>
      <text:p text:style-name="P35">La critique de la [rationnalite instrumentale] -&gt; L’objectivitee et du pouvoir</text:p>
      <text:p text:style-name="P36"/>
      <text:p text:style-name="P37"/>
      <text:p text:style-name="Standard">Passage</text:p>
      <text:p text:style-name="Standard">---------</text:p>
      <text:p text:style-name="NormalWeb">Imagination - &gt; realite<text:line-break/><text:line-break/><text:span text:style-name="T38">Cours 2</text:span></text:p>
      <text:p text:style-name="P39">Communs</text:p>
      <text:list text:style-name="LFO1" text:continue-numbering="true">
        <text:list-item>
          <text:p text:style-name="P40">Ce qui émerge des relations que nous créons (plutôt que des objets qui sont partagés)</text:p>
        </text:list-item>
        <text:list-item>
          <text:p text:style-name="P41">Le vivre ensemble, le partage, la collectivité qui sont détruites par l’émergence de l’État</text:p>
        </text:list-item>
        <text:list-item>
          <text:p text:style-name="P42">L’État impose des règles qui sont formelles (pouvoir, autorité, droit) plutôt qu’informelles comme elles l’étaient avant (savoirs traditionnelles, règles non écrites)</text:p>
        </text:list-item>
        <text:list-item>
          <text:p text:style-name="P43">L’État amène aussi le concept de propriété privée, qui réduit la collectivité et augmente le concept d’individualisme</text:p>
        </text:list-item>
        <text:list-item>
          <text:p text:style-name="P44">La propriété privée est, comme la rationalité, un concept simplifié</text:p>
        </text:list-item>
        <text:list-item>
          <text:p text:style-name="P45">L’émergence de l’État amène le droit aux ressources naturelles, qui seront contrôlées et exploitées par des institutions désignées</text:p>
        </text:list-item>
      </text:list>
      <text:p text:style-name="P46">Méthodologie philosophique du cours</text:p>
      <text:list text:style-name="LFO2" text:continue-numbering="true">
        <text:list-item>
          <text:p text:style-name="P47">La figure de la sorcière émerge d’une histoire de répression et de violences faites aux femmes dans un contexte sociologique qui valorise la rationalité (qui est une manière de penser simpliste), le droit et la science plutôt que les récits et les vécus</text:p>
        </text:list-item>
        <text:list-item>
          <text:p text:style-name="P48">La chasse aux sorcières justifie et banalise les violences faite aux femmes: les faits (la répression) sont transformés en quelque chose qui est subjectif, interprété par le patriarcat et qui est donc « valable »</text:p>
        </text:list-item>
        <text:list-item>
          <text:p text:style-name="P49">Nous avons aujourd’hui la possibilité de prendre du recul sur ce que les gens à l’époque des chasses à la sorcières pensaient être correct et rationnel</text:p>
        </text:list-item>
        <text:list-item>
          <text:p text:style-name="P50">Pour ce cours, nous nous basons sur des récits et des vécus subjectifs plutôt que de l’argumentation rationnelle, car le biais sociologique (selon l’époque, les expériences et les croyances) de chacun est personnel à sa personne</text:p>
        </text:list-item>
        <text:list-item>
          <text:p text:style-name="P51">La modernité, le capitalisme et la politique sont valorisés dans notre société car ils sont rationnels, donc simplifié, sans prendre en compte les nuances de chaque individu.<text:s/></text:p>
        </text:list-item>
        <text:list-item>
          <text:p text:style-name="P52">Piste de réflexion: Est-ce que la rationalité est aussi valorisée car les récits et expériences de vécu sont associés aux émotions, qui sont elles associés aux femmes (le sexe « émotif »)? Est-ce que les vécus de vie sont réduits à quelque chose qui est sans valeur simplement car ils sont associés aux femmes, qui n’auraient pas la capacité d’être rationnelles?</text:p>
        </text:list-item>
      </text:list>
      <text:p text:style-name="P53">Les sorcières:</text:p>
      <text:list text:style-name="LFO3" text:continue-numbering="true">
        <text:list-item>
          <text:p text:style-name="P54">Elles font de la médecine, de l’agriculture, elles sont des soignantes, elles ont une multitude de connaissances dans divers champs</text:p>
        </text:list-item>
        <text:list-item>
          <text:p text:style-name="P55">Elles sont représentées comme méchantes, laides, diaboliques: tout ça pour camoufler la vérité qui est l’existence du système de répression envers les femmes ainsi que les violences qu’elles subissent</text:p>
        </text:list-item>
        <text:list-item>
          <text:p text:style-name="P56">La privatisation des ressources naturelles légitimise la chasse aux sorcières: elles sont brûlées et contrôlées pour le principe du droit aux ressources naturelles. Cela détruit toute une communauté de femmes, coupant leurs liens entre elles et avec la nature</text:p>
        </text:list-item>
        <text:list-item>
          <text:p text:style-name="P57">La représentation (donner une image à quelque chose qui n’est pas nécessairement réel) fautive des sorcières mène à la banalisation des violences faites envers les femmes</text:p>
        </text:list-item>
        <text:list-item>
          <text:p text:style-name="P58">La représentation crée un lien involontaire (piste: est-il vraiment involontaire?) entre l’imagination et la réalité. Ainsi: les enfants apprennent à se méfier des sorcières, mais aussi des vraies femmes qui les entoure.</text:p>
        </text:list-item>
        <text:list-item>
          <text:p text:style-name="P59">Ce méfiance collective qu’a la société des femmes la mène à banaliser les violences faites envers elles (« peut-être qu’elle le mérite… n’avons-nous pas appris à nous méfier de toutes les femmes, car elles sont vicieuses et manipulatrices? »)</text:p>
        </text:list-item>
      </text:list>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fr" fo:country="CA" style:language-asian="fr" style:country-asian="CA" style:language-complex="ar" style:country-complex="SA" fo:hyphenate="tru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aurentiu Dilion</dc:creator>
    <meta:creation-date>2024-02-09T01:48:00Z</meta:creation-date>
    <dc:date>2024-02-09T01:48:00Z</dc:date>
    <meta:template xlink:href="Normal.dotm" xlink:type="simple"/>
    <meta:editing-cycles>3</meta:editing-cycles>
    <meta:editing-duration>PT6660S</meta:editing-duration>
    <meta:document-statistic meta:page-count="2" meta:paragraph-count="8" meta:word-count="622" meta:character-count="4040" meta:row-count="28" meta:non-whitespace-character-count="3426"/>
  </office:meta>
</office:document-meta>
</file>